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242.5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diff.pkpm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1</text:p>
          </table:table-cell>
          <table:table-cell/>
          <table:table-cell table:style-name="Default" office:value-type="string" calcext:value-type="string">
            <text:p>V2</text:p>
          </table:table-cell>
          <table:table-cell table:style-name="Default"/>
          <table:table-cell office:value-type="string" calcext:value-type="string">
            <text:p>V3</text:p>
          </table:table-cell>
          <table:table-cell/>
        </table:table-row>
        <table:table-row table:style-name="ro1">
          <table:table-cell office:value-type="string" calcext:value-type="string">
            <text:p>GO:0002764</text:p>
          </table:table-cell>
          <table:table-cell office:value-type="string" calcext:value-type="string">
            <text:p>&amp;$</text:p>
          </table:table-cell>
          <table:table-cell office:value-type="float" office:value="0.000334246938988672" calcext:value-type="float">
            <text:p>3.34E-04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immune response-regulating signaling pathway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34754</text:p>
          </table:table-cell>
          <table:table-cell office:value-type="string" calcext:value-type="string">
            <text:p>&amp;$</text:p>
          </table:table-cell>
          <table:table-cell office:value-type="float" office:value="0.000342113527301956" calcext:value-type="float">
            <text:p>3.42E-04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cellular hormone metabolic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61061</text:p>
          </table:table-cell>
          <table:table-cell office:value-type="string" calcext:value-type="string">
            <text:p>&amp;$</text:p>
          </table:table-cell>
          <table:table-cell office:value-type="float" office:value="0.0010166673755565" calcext:value-type="float">
            <text:p>1.02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muscle structure developmen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1902533</text:p>
          </table:table-cell>
          <table:table-cell office:value-type="string" calcext:value-type="string">
            <text:p>&amp;$</text:p>
          </table:table-cell>
          <table:table-cell office:value-type="float" office:value="0.00167089382245055" calcext:value-type="float">
            <text:p>1.67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positive regulation of intracellular signal transduc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1901615</text:p>
          </table:table-cell>
          <table:table-cell office:value-type="string" calcext:value-type="string">
            <text:p>&amp;$</text:p>
          </table:table-cell>
          <table:table-cell office:value-type="float" office:value="0.00203481674078726" calcext:value-type="float">
            <text:p>2.03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organic hydroxy compound metabolic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45596</text:p>
          </table:table-cell>
          <table:table-cell office:value-type="string" calcext:value-type="string">
            <text:p>&amp;$</text:p>
          </table:table-cell>
          <table:table-cell office:value-type="float" office:value="0.00242396308996955" calcext:value-type="float">
            <text:p>2.42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negative regulation of cell differentia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60537</text:p>
          </table:table-cell>
          <table:table-cell office:value-type="string" calcext:value-type="string">
            <text:p>&amp;$</text:p>
          </table:table-cell>
          <table:table-cell office:value-type="float" office:value="0.00330529019071775" calcext:value-type="float">
            <text:p>3.31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muscle tissue developmen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34308</text:p>
          </table:table-cell>
          <table:table-cell office:value-type="string" calcext:value-type="string">
            <text:p>&amp;$</text:p>
          </table:table-cell>
          <table:table-cell office:value-type="float" office:value="0.00356277445396443" calcext:value-type="float">
            <text:p>3.56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primary alcohol metabolic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32418</text:p>
          </table:table-cell>
          <table:table-cell office:value-type="string" calcext:value-type="string">
            <text:p>&amp;$</text:p>
          </table:table-cell>
          <table:table-cell office:value-type="float" office:value="0.00366820319888961" calcext:value-type="float">
            <text:p>3.67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lysosome localiza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10562</text:p>
          </table:table-cell>
          <table:table-cell office:value-type="string" calcext:value-type="string">
            <text:p>&amp;$</text:p>
          </table:table-cell>
          <table:table-cell office:value-type="float" office:value="0.00396492216737999" calcext:value-type="float">
            <text:p>3.96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positive regulation of phosphorus metabolic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06081</text:p>
          </table:table-cell>
          <table:table-cell office:value-type="string" calcext:value-type="string">
            <text:p>&amp;$</text:p>
          </table:table-cell>
          <table:table-cell office:value-type="float" office:value="0.00440771848101406" calcext:value-type="float">
            <text:p>4.41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cellular aldehyde metabolic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45937</text:p>
          </table:table-cell>
          <table:table-cell office:value-type="string" calcext:value-type="string">
            <text:p>&amp;$</text:p>
          </table:table-cell>
          <table:table-cell office:value-type="float" office:value="0.00443361349987394" calcext:value-type="float">
            <text:p>4.43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positive regulation of phosphate metabolic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06464</text:p>
          </table:table-cell>
          <table:table-cell office:value-type="string" calcext:value-type="string">
            <text:p>&amp;$</text:p>
          </table:table-cell>
          <table:table-cell office:value-type="float" office:value="0.00454766187753279" calcext:value-type="float">
            <text:p>4.55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cellular protein modification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38083</text:p>
          </table:table-cell>
          <table:table-cell office:value-type="string" calcext:value-type="string">
            <text:p>&amp;$</text:p>
          </table:table-cell>
          <table:table-cell office:value-type="float" office:value="0.00457699709944101" calcext:value-type="float">
            <text:p>4.58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peptidyl-tyrosine autophosphoryla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42445</text:p>
          </table:table-cell>
          <table:table-cell office:value-type="string" calcext:value-type="string">
            <text:p>&amp;$</text:p>
          </table:table-cell>
          <table:table-cell office:value-type="float" office:value="0.00461565846578381" calcext:value-type="float">
            <text:p>4.62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hormone metabolic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35051</text:p>
          </table:table-cell>
          <table:table-cell office:value-type="string" calcext:value-type="string">
            <text:p>&amp;$</text:p>
          </table:table-cell>
          <table:table-cell office:value-type="float" office:value="0.00473082602405082" calcext:value-type="float">
            <text:p>4.73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cardiocyte differentia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31401</text:p>
          </table:table-cell>
          <table:table-cell office:value-type="string" calcext:value-type="string">
            <text:p>&amp;$</text:p>
          </table:table-cell>
          <table:table-cell office:value-type="float" office:value="0.00484948637944502" calcext:value-type="float">
            <text:p>4.85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positive regulation of protein modification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43500</text:p>
          </table:table-cell>
          <table:table-cell office:value-type="string" calcext:value-type="string">
            <text:p>&amp;$</text:p>
          </table:table-cell>
          <table:table-cell office:value-type="float" office:value="0.00595906598068876" calcext:value-type="float">
            <text:p>5.96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muscle adapta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45576</text:p>
          </table:table-cell>
          <table:table-cell office:value-type="string" calcext:value-type="string">
            <text:p>&amp;$</text:p>
          </table:table-cell>
          <table:table-cell office:value-type="float" office:value="0.0062892530517325" calcext:value-type="float">
            <text:p>6.29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mast cell activa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50665</text:p>
          </table:table-cell>
          <table:table-cell office:value-type="string" calcext:value-type="string">
            <text:p>&amp;$</text:p>
          </table:table-cell>
          <table:table-cell office:value-type="float" office:value="0.00633132585195492" calcext:value-type="float">
            <text:p>6.33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hydrogen peroxide biosynthetic process</text:p>
          </table:table-cell>
          <table:table-cell office:value-type="string" calcext:value-type="string">
            <text:p>\\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8T15:52:47.813089979</dc:date>
    <meta:editing-duration>PT2M55S</meta:editing-duration>
    <meta:editing-cycles>1</meta:editing-cycles>
    <meta:document-statistic meta:table-count="1" meta:cell-count="123" meta:object-count="0"/>
    <meta:generator>LibreOffice/6.0.6.2$Linux_X86_64 LibreOffice_project/00m0$Build-2</meta:generator>
  </office:meta>
</office:document-meta>
</file>